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in" fo:margin-bottom="0in" fo:line-height="114%" style:writing-mode="lr-tb"/>
      <style:text-properties fo:font-weight="normal" style:font-weight-asian="normal" style:font-weight-complex="normal"/>
    </style:style>
    <style:style style:name="P15"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weight="normal" style:font-weight-asian="normal" style:font-weight-complex="normal"/>
    </style:style>
    <style:style style:name="T2" style:family="text">
      <style:text-properties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5">Fan of Knives- An aoe melee attack</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life leech</text:p>
      <text:p text:style-name="P9">-life regen</text:p>
      <text:p text:style-name="P9">-healing effectiveness</text:p>
      <text:p text:style-name="P10"/>
      <text:p text:style-name="P5">Armor</text:p>
      <text:p text:style-name="P12">Modifiers:</text:p>
      <text:p text:style-name="P9">- double cc reduction</text:p>
      <text:p text:style-name="P9">- doubles healing effectiveness</text:p>
      <text:p text:style-name="P9">- can carry up to 10 potions</text:p>
      <text:p text:style-name="P9">- 15% chance to absorb projectiles</text:p>
      <text:p text:style-name="P12"/>
      <text:p text:style-name="P12">Stats:</text:p>
      <text:p text:style-name="P9">-health</text:p>
      <text:p text:style-name="P9">-damage reduction</text:p>
      <text:p text:style-name="P9">-additional potions</text:p>
      <text:p text:style-name="P9"/>
      <text:p text:style-name="P5"/>
      <text:p text:style-name="P5"><text:soft-page-break/></text:p>
      <text:p text:style-name="P5">Weapon</text:p>
      <text:p text:style-name="P12">Modifiers:</text:p>
      <text:p text:style-name="P9">- Consecutive hits gain +5% crit</text:p>
      <text:p text:style-name="P9">- Melee attacks do 50% more damage</text:p>
      <text:p text:style-name="P9">- ranged attacks have a 50% chance to slow</text:p>
      <text:p text:style-name="P9">- Critical Hits gain +100% damage</text:p>
      <text:p text:style-name="P10"/>
      <text:p text:style-name="P12">Stats:</text:p>
      <text:p text:style-name="P9">-damage</text:p>
      <text:p text:style-name="P9">-attack speed</text:p>
      <text:p text:style-name="P9">-crit chance</text:p>
      <text:p text:style-name="P9"/>
      <text:p text:style-name="P5"><text:line-break/>Boots</text:p>
      <text:p text:style-name="P13">Modifiers:</text:p>
      <text:p text:style-name="P8">- +50% cc reduction boots</text:p>
      <text:p text:style-name="P8">-double jump</text:p>
      <text:p text:style-name="P8">-jetpack boots</text:p>
      <text:p text:style-name="P8">-teleport boots</text:p>
      <text:p text:style-name="P8"/>
      <text:p text:style-name="P13">Stats:</text:p>
      <text:p text:style-name="P8"><text:span text:style-name="T2">-cc reduction</text:span></text:p>
      <text:p text:style-name="P8">-move speed</text:p>
      <text:p text:style-name="P8">-jump height</text:p>
      <text:p text:style-name="P1"/>
      <text:p text:style-name="P1"/>
      <text:p text:style-name="P1"><text:line-break/></text:p>
      <text:p text:style-name="P11">Modifier Ideas:</text:p>
      <text:p text:style-name="P14">Weapon - After a crit, gain 50% attack speed for 5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9H16M12S</meta:editing-duration>
    <meta:editing-cycles>33</meta:editing-cycles>
    <meta:generator>OpenOffice.org/3.4.1$Win32 OpenOffice.org_project/341m1$Build-9593</meta:generator>
    <dc:date>2014-04-18T13:14:17.10</dc:date>
    <meta:document-statistic meta:table-count="0" meta:image-count="0" meta:object-count="0" meta:page-count="4" meta:paragraph-count="92" meta:word-count="715" meta:character-count="4804"/>
    <meta:user-defined meta:name="Info 1"/>
    <meta:user-defined meta:name="Info 2"/>
    <meta:user-defined meta:name="Info 3"/>
    <meta:user-defined meta:name="Info 4"/>
  </office:meta>
</office:document-meta>
</file>